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8.5cm"/>
    </style:style>
    <style:style style:name="Tabela1.B" style:family="table-column">
      <style:table-column-properties style:column-width="8.49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B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f1618"/>
    </style:style>
    <style:style style:name="P2" style:family="paragraph" style:parent-style-name="Standard" style:list-style-name="L1">
      <style:text-properties officeooo:paragraph-rsid="00208199"/>
    </style:style>
    <style:style style:name="P3" style:family="paragraph" style:parent-style-name="Standard" style:list-style-name="L2">
      <style:text-properties officeooo:paragraph-rsid="002346b9"/>
    </style:style>
    <style:style style:name="P4" style:family="paragraph" style:parent-style-name="Standard" style:list-style-name="L3">
      <style:text-properties officeooo:paragraph-rsid="002346b9"/>
    </style:style>
    <style:style style:name="P5" style:family="paragraph" style:parent-style-name="Standard">
      <style:text-properties fo:font-weight="bold" officeooo:paragraph-rsid="00208199" style:font-weight-asian="bold" style:font-weight-complex="bold"/>
    </style:style>
    <style:style style:name="P6" style:family="paragraph" style:parent-style-name="Standard">
      <style:text-properties fo:font-weight="bold" officeooo:paragraph-rsid="002346b9" style:font-weight-asian="bold" style:font-weight-complex="bold"/>
    </style:style>
    <style:style style:name="P7" style:family="paragraph" style:parent-style-name="Standard">
      <style:text-properties fo:font-weight="bold" officeooo:paragraph-rsid="001f1618" style:font-weight-asian="bold" style:font-weight-complex="bold"/>
    </style:style>
    <style:style style:name="P8" style:family="paragraph" style:parent-style-name="Standard" style:list-style-name="L4">
      <style:text-properties officeooo:paragraph-rsid="002346b9"/>
    </style:style>
    <style:style style:name="P9" style:family="paragraph" style:parent-style-name="Standard" style:list-style-name="L5">
      <style:text-properties officeooo:paragraph-rsid="002346b9"/>
    </style:style>
    <style:style style:name="P10" style:family="paragraph" style:parent-style-name="Standard" style:list-style-name="L6">
      <style:text-properties officeooo:paragraph-rsid="002346b9"/>
    </style:style>
    <style:style style:name="P11" style:family="paragraph" style:parent-style-name="Standard">
      <style:paragraph-properties fo:break-before="column"/>
      <style:text-properties fo:font-weight="bold" officeooo:paragraph-rsid="001f1618" style:font-weight-asian="bold" style:font-weight-complex="bold"/>
    </style:style>
    <style:style style:name="P12" style:family="paragraph" style:parent-style-name="Standard">
      <style:paragraph-properties fo:margin-top="0cm" fo:margin-bottom="0.3cm" loext:contextual-spacing="false"/>
      <style:text-properties officeooo:paragraph-rsid="001f1618"/>
    </style:style>
    <style:style style:name="P13" style:family="paragraph" style:parent-style-name="Standard">
      <style:paragraph-properties fo:margin-top="0cm" fo:margin-bottom="0.7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.101cm" fo:margin-bottom="0.101cm" loext:contextual-spacing="false"/>
      <style:text-properties fo:font-size="11pt" fo:font-weight="bold" officeooo:paragraph-rsid="00208199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top="0.101cm" fo:margin-bottom="0.101cm" loext:contextual-spacing="false"/>
      <style:text-properties fo:font-size="11pt" fo:font-weight="bold" officeooo:paragraph-rsid="002346b9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top="0.3cm" fo:margin-bottom="0cm" loext:contextual-spacing="false"/>
      <style:text-properties officeooo:paragraph-rsid="001f1618"/>
    </style:style>
    <style:style style:name="P17" style:family="paragraph" style:parent-style-name="Standard">
      <style:paragraph-properties fo:margin-top="0.3cm" fo:margin-bottom="0.3cm" loext:contextual-spacing="false"/>
      <style:text-properties officeooo:paragraph-rsid="001f1618"/>
    </style:style>
    <style:style style:name="P18" style:family="paragraph" style:parent-style-name="Standard">
      <loext:graphic-properties draw:fill="none"/>
      <style:paragraph-properties fo:margin-left="0.7cm" fo:margin-right="0cm" fo:margin-top="0.101cm" fo:margin-bottom="1cm" loext:contextual-spacing="false" fo:line-height="100%" fo:text-indent="-0.7cm" style:auto-text-indent="false" fo:background-color="transparent" style:writing-mode="page">
        <style:tab-stops/>
      </style:paragraph-properties>
      <style:text-properties officeooo:paragraph-rsid="0025045f"/>
    </style:style>
    <style:style style:name="P19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00%" fo:text-indent="0cm" style:auto-text-indent="false" fo:background-color="transparent" style:writing-mode="page">
        <style:tab-stops/>
      </style:paragraph-properties>
      <style:text-properties officeooo:paragraph-rsid="0025045f"/>
    </style:style>
    <style:style style:name="P20" style:family="paragraph" style:parent-style-name="AKAPIT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045f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officeooo:rsid="0025045f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">T</text:span><text:span text:style-name="T1">emat</text:span>: Zadania poezji i role poety. Zinterpretuj i porównaj podane teksty Czesława Miłosza i Ernesta Brylla, uwzględniając wybrane konteksty literackie oraz ukształtowanie artystyczne obu tekstów.</text:p>
      <text:p text:style-name="P19"/>
      <text:p text:style-name="P19"/>
      <text:section text:style-name="Sect1" text:name="Sekcja1">
        <text:p text:style-name="P7">Czesław Miłosz (1911-2004)</text:p>
        <text:p text:style-name="P16"><text:span text:style-name="T4">Który skrzywdziłeś</text:span></text:p>
        <text:p text:style-name="P16">Który skrzywdziłeś człowieka prostego</text:p>
        <text:p text:style-name="P1">Śmiechem nad krzywdą jego wybuchając,</text:p>
        <text:p text:style-name="P1">Gromadę błaznów koło siebie mając</text:p>
        <text:p text:style-name="P1">Na pomieszanie dobrego i złego,</text:p>
        <text:p text:style-name="P1">Choćby przed tobą wszyscy się skłonili</text:p>
        <text:p text:style-name="P1">Cnotę i mądrość tobie przypisując,</text:p>
        <text:p text:style-name="P1">Złote medale na twoją cześć kując,</text:p>
        <text:p text:style-name="P12">Radzi że jeszcze jeden dzień przeżyli,</text:p>
        <text:p text:style-name="P1">Nie bądź bezpieczny. Poeta pamięta</text:p>
        <text:p text:style-name="P1">Możesz go zabić - narodzi się nowy.</text:p>
        <text:p text:style-name="P12">Spisane będą czyny i rozmowy.</text:p>
        <text:p text:style-name="P1">Lepszy dla ciebie byłby świt zimowy</text:p>
        <text:p text:style-name="P17">I sznur i gałąź pod ciężarem zgięta.</text:p>
        <text:p text:style-name="P1"><text:span text:style-name="T5">Washington D.C., 1950 (Światło dzienne, 1953)</text:span></text:p>
        <text:p text:style-name="P11">Ernest Bryll (ur. 1935)</text:p>
        <text:p text:style-name="P16"><text:span text:style-name="T4">Ten, który…</text:span></text:p>
        <text:p text:style-name="P16">Ten, który skrzywdził człowieka prostego</text:p>
        <text:p text:style-name="P1">Wynajdzie rymopisów, co wszystko wymażą</text:p>
        <text:p text:style-name="P1">i historyka w dowodach zręcznego</text:p>
        <text:p text:style-name="P1">Który wyrzeźbi dzieje z tak dostojną twarzą</text:p>
        <text:p text:style-name="P1">Jak nigdy w dziejach nie bywało.</text:p>
        <text:p text:style-name="P1">Ten, który zbrodnię czynił - byle wszystko cało</text:p>
        <text:p text:style-name="P1">Znajdzie w ciemności wieków swoją sprawiedliwość</text:p>
        <text:p text:style-name="P12">Chociaż siał burze, słodkie zbierze ziarno.</text:p>
        <text:p text:style-name="P1">Takie jest doświadczenie. A my byśmy chcieli</text:p>
        <text:p text:style-name="P1">Aby się słowa poety lękano</text:p>
        <text:p text:style-name="P1">By imperatorowie w pomiętej pościeli</text:p>
        <text:p text:style-name="P12">Pocili się, myśleli - co o nich pisano</text:p>
        <text:p text:style-name="P1">Takie jest doświadczenie, które zawsze znano</text:p>
        <text:p text:style-name="P12">I zawsze przeciw głupi poeci lecieli.</text:p>
        <text:p text:style-name="P1"><text:span text:style-name="T5">Zwierzątko, 1975</text:span></text:p>
      </text:section>
      <text:p text:style-name="P13">I. Rozwinięcie tematu (22 pkt)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Miłosz, <text:span text:style-name="T3">Który skrzywdziłeś</text:span></text:p>
          </table:table-cell>
          <table:table-cell table:style-name="Tabela1.B1" office:value-type="string">
            <text:p text:style-name="P6">Bryll, <text:span text:style-name="T3">Ten, który…</text:span></text:p>
          </table:table-cell>
        </table:table-row>
        <table:table-row>
          <table:table-cell table:style-name="Tabela1.A2" table:number-columns-spanned="2" office:value-type="string">
            <text:p text:style-name="P14">Kreacja podmiotu lirycznego</text:p>
          </table:table-cell>
          <table:covered-table-cell/>
        </table:table-row>
        <table:table-row>
          <table:table-cell table:style-name="Tabela1.A5" office:value-type="string">
            <text:list xml:id="list1472111873" text:style-name="L1">
              <text:list-item>
                <text:p text:style-name="P2">pewny własnej wartości roli poeta;</text:p>
              </text:list-item>
              <text:list-item>
                <text:p text:style-name="P2">obserwator i krytyk piętnujący zło;</text:p>
              </text:list-item>
              <text:list-item>
                <text:p text:style-name="P2">osoba zaangażowana;</text:p>
              </text:list-item>
            </text:list>
          </table:table-cell>
          <table:table-cell table:style-name="Tabela1.B5" office:value-type="string">
            <text:list xml:id="list2802930414" text:style-name="L4">
              <text:list-item>
                <text:p text:style-name="P8">Kreacja podmiotu lirycznego</text:p>
              </text:list-item>
              <text:list-item>
                <text:p text:style-name="P8">racjonalista odrzucający idealizowanie rzeczywistości;</text:p>
              </text:list-item>
              <text:list-item>
                <text:p text:style-name="P8">ironiczny, sarkastyczny krytyk;</text:p>
              </text:list-item>
              <text:list-item>
                <text:p text:style-name="P8">osoba zachowująca dystans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15">Adresat liryczny</text:p>
          </table:table-cell>
          <table:covered-table-cell/>
        </table:table-row>
        <table:table-row>
          <table:table-cell table:style-name="Tabela1.A5" office:value-type="string">
            <text:list xml:id="list3938526447" text:style-name="L2">
              <text:list-item>
                <text:p text:style-name="P3">człowiek lekceważący człowieka i normy moralne;</text:p>
              </text:list-item>
              <text:list-item>
                <text:p text:style-name="P3">tyran, zadufany w sobie, pyszny i dumny władca;</text:p>
              </text:list-item>
            </text:list>
          </table:table-cell>
          <table:table-cell table:style-name="Tabela1.B5" office:value-type="string">
            <text:list xml:id="list4031858029" text:style-name="L5">
              <text:list-item>
                <text:p text:style-name="P9">Adresat liryczny</text:p>
              </text:list-item>
              <text:list-item>
                <text:p text:style-name="P9">retoryczne "my", czyli "wy" - podm. zdystansowany!</text:p>
              </text:list-item>
              <text:list-item>
                <text:p text:style-name="P9"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15">Władca i społeczeństwo</text:p>
          </table:table-cell>
          <table:covered-table-cell/>
        </table:table-row>
        <table:table-row>
          <table:table-cell table:style-name="Tabela1.A7" office:value-type="string">
            <text:list xml:id="list1792474852" text:style-name="L3">
              <text:list-item>
                <text:p text:style-name="P4">spersonalizowany (2 os. lp.) - wzmocnienie groźby;</text:p>
              </text:list-item>
              <text:list-item>
                <text:p text:style-name="P4">strachem podporządkowuje sobie innych;</text:p>
              </text:list-item>
              <text:list-item>
                <text:p text:style-name="P4"><text:soft-page-break/>poddańczo wychwalany i idealizowany;</text:p>
              </text:list-item>
            </text:list>
          </table:table-cell>
          <table:table-cell table:style-name="Tabela1.B7" office:value-type="string">
            <text:list xml:id="list1691943889" text:style-name="L6">
              <text:list-item>
                <text:p text:style-name="P10">uprzedmiotowiony (3 os.) - niedosięgły; cyniczny i szyderczy manipulator; gardzi człowiekiem i prawdą;</text:p>
              </text:list-item>
              <text:list-item>
                <text:p text:style-name="P10">żąda poklasku, w praktyce triumfuje; <text:soft-page-break/>pociąga za sobą ludzi (atrakcyjność zła);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KAPIT" style:family="paragraph" style:parent-style-name="Standard">
      <loext:graphic-properties draw:fill="none"/>
      <style:paragraph-properties fo:margin-left="1.799cm" fo:margin-right="0cm" fo:margin-top="0.101cm" fo:margin-bottom="0.101cm" loext:contextual-spacing="false" fo:line-height="115%" fo:text-indent="-1.799cm" style:auto-text-indent="false" fo:background-color="transparent" style:shadow="none" style:writing-mode="page">
        <style:tab-stops/>
      </style:paragraph-properties>
      <style:text-properties fo:font-size="16pt" fo:letter-spacing="normal" style:font-size-asian="16pt" style:font-size-complex="1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57:59.443149021</meta:creation-date>
    <dc:date>2017-10-30T10:34:35.291324655</dc:date>
    <meta:editing-duration>PT15M39S</meta:editing-duration>
    <meta:editing-cycles>3</meta:editing-cycles>
    <meta:generator>LibreOffice/5.4.1.2.0$Linux_X86_64 LibreOffice_project/40m0$Build-2</meta:generator>
    <meta:document-statistic meta:table-count="1" meta:image-count="0" meta:object-count="0" meta:page-count="2" meta:paragraph-count="57" meta:word-count="331" meta:character-count="2231" meta:non-whitespace-character-count="1974"/>
  </office:meta>
</office:document-meta>
</file>